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draw:marker-start="Arrowheads_20_1" draw:fill="none" fo:min-height="6.401cm" draw:shadow="visible"/>
    </style:style>
    <style:style style:name="P1" style:family="paragraph">
      <style:paragraph-properties fo:margin-left="0cm" fo:margin-right="0cm" fo:text-indent="0cm"/>
    </style:style>
    <style:style style:name="T1" style:family="text">
      <style:text-properties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4cm" svg:height="10.205cm" svg:x="5cm" svg:y="4.5cm">
          <draw:text-box>
            <text:p text:style-name="P1">X0Y X1Y X2Y X3Y X4Y X5Y X6Y X7Y X8Y X9Y X10Y X11Y X12Y X13Y X14Y X15Y X16Y X17Y X18Y X19Y X20Y X21Y X22Y X23Y X24Y X25Y X26Y X27Y X28Y X29Y X30Y X31Y X32Y X33Y X34Y X35Y X36Y X37Y X38Y X39Y X40Y X41Y X42Y X43Y X44Y X45Y X46Y X47Y X48Y X49Y X50Y X51Y X52Y X53Y X54Y X55Y X56Y <text:span text:style-name="T1">X57Y</text:span> X58Y X59Y X60Y X61Y X62Y X63Y X64Y X65Y X66Y X67Y X68Y X69Y X70Y X71Y X72Y X73Y X74Y X75Y X76Y X77Y X78Y X79Y X80Y X81Y X82Y X83Y X84Y X85Y X86Y X87Y X88Y X89Y X90Y X91Y X92Y X93Y X94Y X95Y X96Y X97Y X98Y X99Y X100Y</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Arrowheads_20_1" draw:display-name="Arrowheads 1" svg:viewBox="0 0 1321 3493" svg:d="m1321 3493h-1321l702-349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2$Build-9286</meta:generator>
    <meta:creation-date>2008-05-19T13:49:05</meta:creation-date>
    <dc:date>2008-05-19T13:51:17</dc:date>
    <meta:editing-cycles>1</meta:editing-cycles>
    <meta:editing-duration>PT2M12S</meta:editing-duration>
    <meta:user-defined meta:name="Info 1"/>
    <meta:user-defined meta:name="Info 2"/>
    <meta:user-defined meta:name="Info 3"/>
    <meta:user-defined meta:name="Info 4"/>
    <meta:document-statistic meta:object-count="1"/>
  </office:meta>
</office:document-meta>
</file>